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3.97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frica</text:p>
          </table:table-cell>
          <table:table-cell office:value-type="string">
            <text:p>África</text:p>
          </table:table-cell>
          <table:table-cell office:value-type="string">
            <text:p>Africa</text:p>
          </table:table-cell>
          <table:table-cell office:value-type="string">
            <text:p>África</text:p>
          </table:table-cell>
          <table:table-cell office:value-type="string">
            <text:p>Afr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sia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America</text:p>
          </table:table-cell>
          <table:table-cell office:value-type="string">
            <text:p>América del Sur</text:p>
          </table:table-cell>
          <table:table-cell office:value-type="string">
            <text:p>South América</text:p>
          </table:table-cell>
          <table:table-cell office:value-type="string">
            <text:p>América do Sul</text:p>
          </table:table-cell>
          <table:table-cell office:value-type="string">
            <text:p>Amérique du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entralAmerica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NorthAmerica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ernCone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anChaco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ndea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ities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eatAmericanChaco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atinAmerica</text:p>
          </table:table-cell>
          <table:table-cell office:value-type="string">
            <text:p>América Latina</text:p>
          </table:table-cell>
          <table:table-cell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aribbean</text:p>
          </table:table-cell>
          <table:table-cell office:value-type="string">
            <text:p>Región Caribe</text:p>
          </table:table-cell>
          <table:table-cell office:value-type="string">
            <text:p>Caribbean Region</text:p>
          </table:table-cell>
          <table:table-cell office:value-type="string">
            <text:p>Região do Caribe</text:p>
          </table:table-cell>
          <table:table-cell office:value-type="string">
            <text:p>La région des Caraïb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Pacific</text:p>
          </table:table-cell>
          <table:table-cell office:value-type="string">
            <text:p>Pacífico Sur</text:p>
          </table:table-cell>
          <table:table-cell office:value-type="string">
            <text:p>South Pacific</text:p>
          </table:table-cell>
          <table:table-cell office:value-type="string">
            <text:p>Pacífico Sul</text:p>
          </table:table-cell>
          <table:table-cell office:value-type="string">
            <text:p>Pacifiqu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ARG</text:p>
          </table:table-cell>
          <table:table-cell table:number-columns-repeated="3" office:value-type="string">
            <text:p>Argentina</text:p>
          </table:table-cell>
          <table:table-cell office:value-type="string">
            <text:p>Argen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HL</text:p>
          </table:table-cell>
          <table:table-cell table:number-columns-repeated="4" office:value-type="string">
            <text:p>Chi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RI</text:p>
          </table:table-cell>
          <table:table-cell table:number-columns-repeated="4" office:value-type="string">
            <text:p>Costa Ric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DOM</text:p>
          </table:table-cell>
          <table:table-cell office:value-type="string">
            <text:p>Rep. Dominicana</text:p>
          </table:table-cell>
          <table:table-cell office:value-type="string">
            <text:p>Dominican Rep.</text:p>
          </table:table-cell>
          <table:table-cell office:value-type="string">
            <text:p>Rep. Dominicana</text:p>
          </table:table-cell>
          <table:table-cell office:value-type="string">
            <text:p>Rép Dominica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TM</text:p>
          </table:table-cell>
          <table:table-cell table:number-columns-repeated="4" office:value-type="string">
            <text:p>Guatema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UY</text:p>
          </table:table-cell>
          <table:table-cell table:number-columns-repeated="2" office:value-type="string">
            <text:p>Guyana</text:p>
          </table:table-cell>
          <table:table-cell office:value-type="string">
            <text:p>Guiana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ND</text:p>
          </table:table-cell>
          <table:table-cell table:number-columns-repeated="4" office:value-type="string">
            <text:p>Hondura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TI</text:p>
          </table:table-cell>
          <table:table-cell office:value-type="string">
            <text:p>Haití</text:p>
          </table:table-cell>
          <table:table-cell table:number-columns-repeated="2" office:value-type="string">
            <text:p>Haiti</text:p>
          </table:table-cell>
          <table:table-cell office:value-type="string">
            <text:p>Haïti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DN</text:p>
          </table:table-cell>
          <table:table-cell table:number-columns-repeated="2" office:value-type="string">
            <text:p>Indonesia</text:p>
          </table:table-cell>
          <table:table-cell office:value-type="string">
            <text:p>Indonésia</text:p>
          </table:table-cell>
          <table:table-cell office:value-type="string">
            <text:p>Indoné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ND</text:p>
          </table:table-cell>
          <table:table-cell table:number-columns-repeated="3" office:value-type="string">
            <text:p>India</text:p>
          </table:table-cell>
          <table:table-cell office:value-type="string">
            <text:p>Ind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RN</text:p>
          </table:table-cell>
          <table:table-cell office:value-type="string">
            <text:p>Irán</text:p>
          </table:table-cell>
          <table:table-cell table:number-columns-repeated="3" office:value-type="string">
            <text:p>Ira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AM</text:p>
          </table:table-cell>
          <table:table-cell table:number-columns-repeated="3" office:value-type="string">
            <text:p>Jamaica</text:p>
          </table:table-cell>
          <table:table-cell office:value-type="string">
            <text:p>Jamaï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OR</text:p>
          </table:table-cell>
          <table:table-cell office:value-type="string">
            <text:p>Jordania</text:p>
          </table:table-cell>
          <table:table-cell table:number-columns-repeated="3" office:value-type="string">
            <text:p>Jorda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LKA</text:p>
          </table:table-cell>
          <table:table-cell table:number-columns-repeated="4" office:value-type="string">
            <text:p>Sri Lank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EX</text:p>
          </table:table-cell>
          <table:table-cell office:value-type="string">
            <text:p>México</text:p>
          </table:table-cell>
          <table:table-cell office:value-type="string">
            <text:p>Mexico</text:p>
          </table:table-cell>
          <table:table-cell office:value-type="string">
            <text:p>México</text:p>
          </table:table-cell>
          <table:table-cell office:value-type="string">
            <text:p>Mex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OZ</text:p>
          </table:table-cell>
          <table:table-cell table:number-columns-repeated="2" office:value-type="string">
            <text:p>Mozambique</text:p>
          </table:table-cell>
          <table:table-cell office:value-type="string">
            <text:p>Moçambique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PL</text:p>
          </table:table-cell>
          <table:table-cell table:number-columns-repeated="3" office:value-type="string">
            <text:p>Nepal</text:p>
          </table:table-cell>
          <table:table-cell office:value-type="string">
            <text:p>Népa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IC</text:p>
          </table:table-cell>
          <table:table-cell table:number-columns-repeated="2" office:value-type="string">
            <text:p>Nicaragua</text:p>
          </table:table-cell>
          <table:table-cell office:value-type="string">
            <text:p>Nicarágua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AN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office:value-type="string">
            <text:p>Perú</text:p>
          </table:table-cell>
          <table:table-cell office:value-type="string">
            <text:p>Peru</text:p>
          </table:table-cell>
          <table:table-cell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RY</text:p>
          </table:table-cell>
          <table:table-cell table:number-columns-repeated="2" office:value-type="string">
            <text:p>Paraguay</text:p>
          </table:table-cell>
          <table:table-cell office:value-type="string">
            <text:p>Paraguai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SLV</text:p>
          </table:table-cell>
          <table:table-cell table:number-columns-repeated="4" office:value-type="string">
            <text:p>El Salvado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TTO</text:p>
          </table:table-cell>
          <table:table-cell office:value-type="string">
            <text:p>Trinidad y Tobago</text:p>
          </table:table-cell>
          <table:table-cell office:value-type="string">
            <text:p>Trinidad and Tobago</text:p>
          </table:table-cell>
          <table:table-cell office:value-type="string">
            <text:p>Trinidad e Tobago</text:p>
          </table:table-cell>
          <table:table-cell office:value-type="string">
            <text:p>Trinité-et-Tobag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UT</text:p>
          </table:table-cell>
          <table:table-cell table:number-columns-repeated="4" office:value-type="string">
            <text:p>Vanuat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USAFL</text:p>
          </table:table-cell>
          <table:table-cell office:value-type="string">
            <text:p>Florida; EE.UU.</text:p>
          </table:table-cell>
          <table:table-cell office:value-type="string">
            <text:p>Florida; USA</text:p>
          </table:table-cell>
          <table:table-cell office:value-type="string">
            <text:p>Flórida; EUA</text:p>
          </table:table-cell>
          <table:table-cell office:value-type="string">
            <text:p>Floride; US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Version</text:p>
          </table:table-cell>
          <table:table-cell office:value-type="string">
            <text:p>Versión</text:p>
          </table:table-cell>
          <table:table-cell office:value-type="string">
            <text:p>Version</text:p>
          </table:table-cell>
          <table:table-cell office:value-type="string">
            <text:p>Versão</text:p>
          </table:table-cell>
          <table:table-cell office:value-type="string">
            <text:p>Vers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1/16/2010</text:date>, <text:time>19:29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1-16T19:29:12</dc:date>
    <meta:editing-cycles>41</meta:editing-cycles>
    <meta:editing-duration>PT01H18M21S</meta:editing-duration>
    <meta:document-statistic meta:table-count="1" meta:cell-count="401" meta:object-count="0"/>
    <meta:user-defined meta:name="Info 1"/>
    <meta:user-defined meta:name="Info 2"/>
    <meta:user-defined meta:name="Info 3"/>
    <meta:user-defined meta:name="Info 4"/>
  </office:meta>
</office:document-meta>
</file>